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cm" style:rel-width="40%" table:align="left"/>
    </style:style>
    <style:style style:name="Table1.A" style:family="table-column">
      <style:table-column-properties style:column-width="4.258cm" style:rel-column-width="16412*"/>
    </style:style>
    <style:style style:name="Table1.B" style:family="table-column">
      <style:table-column-properties style:column-width="2.542cm" style:rel-column-width="9799*"/>
    </style:style>
    <style:style style:name="Table1.A1" style:family="table-cell">
      <style:table-cell-properties style:vertical-align="bottom"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6.8cm" style:rel-width="40%" table:align="left"/>
    </style:style>
    <style:style style:name="Table2.A" style:family="table-column">
      <style:table-column-properties style:column-width="3.104cm" style:rel-column-width="11969*"/>
    </style:style>
    <style:style style:name="Table2.B" style:family="table-column">
      <style:table-column-properties style:column-width="2.272cm" style:rel-column-width="8758*"/>
    </style:style>
    <style:style style:name="Table2.C" style:family="table-column">
      <style:table-column-properties style:column-width="1.423cm" style:rel-column-width="5484*"/>
    </style:style>
    <style:style style:name="Table2.A1" style:family="table-cell">
      <style:table-cell-properties style:vertical-align="bottom" fo:padding="0cm" fo:border="none"/>
    </style:style>
    <style:style style:name="Table2.A2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666666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0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Liberation Serif"/>
    </style:style>
    <style:style style:name="P11" style:family="paragraph" style:parent-style-name="Table_20_Heading">
      <style:paragraph-properties fo:margin-left="0cm" fo:margin-right="0cm" fo:margin-top="0cm" fo:margin-bottom="0cm" fo:text-align="start" style:justify-single-word="false" fo:text-indent="0cm" style:auto-text-indent="false"/>
      <style:text-properties style:font-name="Liberation Serif"/>
    </style:style>
    <style:style style:name="P12" style:family="paragraph" style:parent-style-name="Standard">
      <style:text-properties style:font-name="Liberation Serif"/>
    </style:style>
    <style:style style:name="P13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3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16" style:family="paragraph" style:parent-style-name="Text_20_body" style:list-style-name="L1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000000" style:font-name="Liberation Serif" fo:letter-spacing="normal" fo:font-style="normal" fo:font-weight="normal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Liberation Serif" fo:font-size="8.25pt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size-asian="10.5pt"/>
    </style:style>
    <style:style style:name="T9" style:family="text">
      <style:text-properties style:font-name="Liberation Serif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ff333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<text:bookmark text:name="section-104.5"/>104.5 Manage file permissions and ownership</text:h>
      <text:p text:style-name="P7"/>
      <text:p text:style-name="P2">Control file access through the proper use of permissions and ownerships. Tasks include managing access permissions on regular and special files as well as directories; using access modes such as suid, sgid, and the sticky bit to maintain security; learning how to change the file creation mask; and using the group field to grant file access to group members.</text:p>
      <text:p text:style-name="P2"><text:line-break/><text:span text:style-name="T6">The Linux system has three types of permissions :<text:line-break/>r = read<text:line-break/>w = write<text:line-break/>x = execute<text:line-break/>can be octal notation as well like : 755 or 777 :<text:line-break/>each group of 3 permission bits are like : 4 = read, 2 = write and 1 = execute<text:line-break/>777 = rwxrwxrwx<text:line-break/>755 = rwxr-xr-x<text:line-break/>...<text:line-break/><text:line-break/>3 scopes : user, group, world (the others)<text:line-break/><text:line-break/>ls -l = -rwxrwxrwx x<text:line-break/>the first char is the type of file, - for ordinary file, d for directory<text:line-break/>the 3 next groups of 3 permissions are related to the 3 scopes described above<text:line-break/>the last number represents an alternate method to access the file, if its empty, then there isnt.<text:line-break/>When a user is deleted from the system, its files (with the ls option) wont display the name of the user but a number. Then it will be the user's choice to archive it or change the ownership of it. It works the same for deleted groups.</text:span><text:line-break/></text:p>
      <text:p text:style-name="P2">whoami<text:line-break/><text:span text:style-name="T6">check current user id</text:span></text:p>
      <text:p text:style-name="P2">id<text:line-break/><text:span text:style-name="T6">gives info about user id and group id<text:line-break/>give another user id to check its details</text:span><text:line-break/><text:line-break/>groups<text:line-break/><text:span text:style-name="T6">displays groups where current is in<text:line-break/>give another user id to check its details<text:line-break/>cut -d: -f1 /etc/groups = displays field 1 (name of group) based on delimiter : of all sys groups</text:span></text:p>
      <text:p text:style-name="P2"/>
      <text:p text:style-name="P2">chmod</text:p>
      <text:p text:style-name="P3">change permissions on file/dir<text:line-break/>chmod +x file<text:line-break/>chmod -w file<text:line-break/>chmod +rw dir<text:line-break/>chmod -R or –recursive : change permisison recursively</text:p>
      <text:p text:style-name="P3">u = user</text:p>
      <text:p text:style-name="P3">g = group</text:p>
      <text:p text:style-name="P3"><text:soft-page-break/>o = others<text:line-break/>a = all<text:line-break/><text:line-break/>file type (first bit of ls -l display) : <text:line-break/><text:tab/>- : normal file<text:line-break/><text:tab/>d : directory<text:line-break/><text:tab/>l : symbolic link<text:line-break/><text:line-break/><text:tab/>s : socket<text:line-break/><text:tab/>b : block device (hardware device, multiple bytes blocks)<text:line-break/><text:tab/>c : character device (hardware devices byte by byte)<text:line-break/></text:p>
      <text:p text:style-name="P1"><text:span text:style-name="T1">chmod ug+xw xxx.sh = give write and executes permissions on xxx.sh for user and group<text:line-break/></text:span><text:span text:style-name="Strong_20_Emphasis"><text:span text:style-name="T2">chmod o-xrw xxx.sh = remove all permissions for “world” on xxx.sh<text:line-break/><text:line-break/>octal permissions :</text:span></text:span></text:p>
      <text:p text:style-name="P1"><text:span text:style-name="Strong_20_Emphasis"><text:span text:style-name="T2"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Symbolic</text:p>
            </table:table-cell>
            <table:table-cell table:style-name="Table1.A1" office:value-type="string">
              <text:p text:style-name="P11">Octal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Source_20_Text"><text:span text:style-name="T4">rwx</text:span></text:span></text:p>
          </table:table-cell>
          <table:table-cell table:style-name="Table1.A2" office:value-type="string">
            <text:p text:style-name="P9"><text:span text:style-name="Source_20_Text"><text:span text:style-name="T4">7</text:span></text:span></text:p>
          </table:table-cell>
        </table:table-row>
        <table:table-row>
          <table:table-cell table:style-name="Table1.A2" office:value-type="string">
            <text:p text:style-name="P9"><text:span text:style-name="Source_20_Text"><text:span text:style-name="T4">rw-</text:span></text:span></text:p>
          </table:table-cell>
          <table:table-cell table:style-name="Table1.A2" office:value-type="string">
            <text:p text:style-name="P9"><text:span text:style-name="Source_20_Text"><text:span text:style-name="T4">6</text:span></text:span></text:p>
          </table:table-cell>
        </table:table-row>
        <table:table-row>
          <table:table-cell table:style-name="Table1.A2" office:value-type="string">
            <text:p text:style-name="P9"><text:span text:style-name="Source_20_Text"><text:span text:style-name="T4">r-x</text:span></text:span></text:p>
          </table:table-cell>
          <table:table-cell table:style-name="Table1.A2" office:value-type="string">
            <text:p text:style-name="P9"><text:span text:style-name="Source_20_Text"><text:span text:style-name="T4">5</text:span></text:span></text:p>
          </table:table-cell>
        </table:table-row>
        <table:table-row>
          <table:table-cell table:style-name="Table1.A2" office:value-type="string">
            <text:p text:style-name="P9"><text:span text:style-name="Source_20_Text"><text:span text:style-name="T4">r--</text:span></text:span></text:p>
          </table:table-cell>
          <table:table-cell table:style-name="Table1.A2" office:value-type="string">
            <text:p text:style-name="P9"><text:span text:style-name="Source_20_Text"><text:span text:style-name="T4">4</text:span></text:span></text:p>
          </table:table-cell>
        </table:table-row>
        <table:table-row>
          <table:table-cell table:style-name="Table1.A2" office:value-type="string">
            <text:p text:style-name="P9"><text:span text:style-name="Source_20_Text"><text:span text:style-name="T4">-wx</text:span></text:span></text:p>
          </table:table-cell>
          <table:table-cell table:style-name="Table1.A2" office:value-type="string">
            <text:p text:style-name="P9"><text:span text:style-name="Source_20_Text"><text:span text:style-name="T4">3</text:span></text:span></text:p>
          </table:table-cell>
        </table:table-row>
        <table:table-row>
          <table:table-cell table:style-name="Table1.A2" office:value-type="string">
            <text:p text:style-name="P9"><text:span text:style-name="Source_20_Text"><text:span text:style-name="T4">-w-</text:span></text:span></text:p>
          </table:table-cell>
          <table:table-cell table:style-name="Table1.A2" office:value-type="string">
            <text:p text:style-name="P9"><text:span text:style-name="Source_20_Text"><text:span text:style-name="T4">2</text:span></text:span></text:p>
          </table:table-cell>
        </table:table-row>
        <table:table-row>
          <table:table-cell table:style-name="Table1.A2" office:value-type="string">
            <text:p text:style-name="P9"><text:span text:style-name="Source_20_Text"><text:span text:style-name="T4">--x</text:span></text:span></text:p>
          </table:table-cell>
          <table:table-cell table:style-name="Table1.A2" office:value-type="string">
            <text:p text:style-name="P9"><text:span text:style-name="Source_20_Text"><text:span text:style-name="T4">1</text:span></text:span></text:p>
          </table:table-cell>
        </table:table-row>
        <table:table-row>
          <table:table-cell table:style-name="Table1.A2" office:value-type="string">
            <text:p text:style-name="P9"><text:span text:style-name="Source_20_Text"><text:span text:style-name="T4">---</text:span></text:span></text:p>
          </table:table-cell>
          <table:table-cell table:style-name="Table1.A2" office:value-type="string">
            <text:p text:style-name="P9"><text:span text:style-name="Source_20_Text"><text:span text:style-name="T4">0</text:span></text:span></text:p>
          </table:table-cell>
        </table:table-row>
      </table:table>
      <text:p text:style-name="P3"/>
      <text:p text:style-name="P3">Two special access modes :<text:line-break/>suid (set user id, value 4) and sgid (set group id, value 2)<text:line-break/>when a programme has suid access mode, then it can be executed as if it was executed from the file's owner.<text:line-break/>Same for sgid, the programme can be executed as if the user was belonging to the group which has permissions on file.<text:line-break/>They are defined as 's' in the permissions line (ls -l) and instead of the user's or group's executable bit “rws”. </text:p>
      <text:p text:style-name="P3">If the file is executable then s lowercase, if not, s uppercase<text:line-break/>suid and sgid can be set :<text:line-break/>chmod u+s xxx<text:line-break/>chmod g-s xxx</text:p>
      <text:p text:style-name="P3"/>
      <text:p text:style-name="P3">sticky bit = t (+ or -) in world execute bit permission (value 1)<text:line-break/>avoids deletion even if write perm is set<text:line-break/>if lower case then only owner and su to delete or unlink, if upper, not set<text:line-break/>always displayed instead of executable bit for “world”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1">Access mode</text:p>
            </table:table-cell>
            <table:table-cell table:style-name="Table2.A1" office:value-type="string">
              <text:p text:style-name="P11">Symbolic</text:p>
            </table:table-cell>
            <table:table-cell table:style-name="Table2.A1" office:value-type="string">
              <text:p text:style-name="P11">Octal</text:p>
            </table:table-cell>
          </table:table-row>
        </table:table-header-rows>
        <table:table-row>
          <table:table-cell table:style-name="Table2.A2" office:value-type="string">
            <text:p text:style-name="P10">suid</text:p>
          </table:table-cell>
          <table:table-cell table:style-name="Table2.A2" office:value-type="string">
            <text:p text:style-name="P9"><text:span text:style-name="Source_20_Text"><text:span text:style-name="T4">s</text:span></text:span><text:span text:style-name="T9"> with </text:span><text:span text:style-name="Source_20_Text"><text:span text:style-name="T4">u</text:span></text:span></text:p>
          </table:table-cell>
          <table:table-cell table:style-name="Table2.A2" office:value-type="string">
            <text:p text:style-name="P9"><text:span text:style-name="Source_20_Text"><text:span text:style-name="T4">4000</text:span></text:span></text:p>
          </table:table-cell>
        </table:table-row>
        <table:table-row>
          <table:table-cell table:style-name="Table2.A2" office:value-type="string">
            <text:p text:style-name="P10">sgid</text:p>
          </table:table-cell>
          <table:table-cell table:style-name="Table2.A2" office:value-type="string">
            <text:p text:style-name="P9"><text:span text:style-name="Source_20_Text"><text:span text:style-name="T4">s</text:span></text:span><text:span text:style-name="T9"> with </text:span><text:span text:style-name="Source_20_Text"><text:span text:style-name="T4">g</text:span></text:span></text:p>
          </table:table-cell>
          <table:table-cell table:style-name="Table2.A2" office:value-type="string">
            <text:p text:style-name="P9"><text:span text:style-name="Source_20_Text"><text:span text:style-name="T4">2000</text:span></text:span></text:p>
          </table:table-cell>
        </table:table-row>
        <table:table-row>
          <table:table-cell table:style-name="Table2.A2" office:value-type="string">
            <text:p text:style-name="P10">sticky</text:p>
          </table:table-cell>
          <table:table-cell table:style-name="Table2.A2" office:value-type="string">
            <text:p text:style-name="P9"><text:span text:style-name="Source_20_Text"><text:span text:style-name="T4">t</text:span></text:span></text:p>
          </table:table-cell>
          <table:table-cell table:style-name="Table2.A2" office:value-type="string">
            <text:p text:style-name="P9"><text:span text:style-name="Source_20_Text"><text:span text:style-name="T4">1000</text:span></text:span></text:p>
          </table:table-cell>
        </table:table-row>
      </table:table>
      <text:p text:style-name="P3"/>
      <text:p text:style-name="P3"><text:soft-page-break/>Can set SUID+GUID with chmod 777 = 6777</text:p>
      <text:p text:style-name="P3"/>
      <text:p text:style-name="P3"><text:span text:style-name="T7">Immutable files<text:line-break/></text:span><text:span text:style-name="T8">immutable files are options on several FS, they prevent su from removing files until the attribute is unset.<text:line-break/>Defined with flag 'I'<text:line-break/>lsattr shows immutable flag if set<text:line-break/>chattr = set immutable attribute<text:line-break/>chattr +i xxx<text:line-break/>lsattr xxx</text:span></text:p>
      <text:p text:style-name="P3"><text:span text:style-name="T8">man chattr to list all file attributes</text:span><text:line-break/></text:p>
      <text:p text:style-name="P2">chown<text:line-break/><text:span text:style-name="T6">change file ownership<text:line-break/>chown user file.sh<text:line-break/>chown user:group file.sh<text:line-break/>chown :group file.sh<text:line-break/>-R or –recurise : changes recursively ownership in a directory tree structure.</text:span></text:p>
      <text:p text:style-name="P2"/>
      <text:p text:style-name="P2">Umask (user mask)<text:line-break/>/etc/profile : allows to change the default umask policy</text:p>
      <text:p text:style-name="P3">set not granted permissions to file/dir at creation process</text:p>
      <text:p text:style-name="P3">perms to be removed : from 777 for dirs and 666 for files</text:p>
      <text:p text:style-name="P3">umask = displays not granted permissions<text:line-break/>umask -S = displays granted permissions<text:line-break/>simple bit-wise removal :<text:line-break/>umask 022 = umask u=rwx,g=rx,o=rx<text:line-break/><text:line-break/>002 = removes read perm for world : umaks 664(for files) and 775 for dirs</text:p>
      <text:p text:style-name="P2"/>
      <text:p text:style-name="P2">chgrp</text:p>
      <text:p text:style-name="P3">change group for a file<text:line-break/>chgrp groupName file.sh<text:line-break/>or<text:line-break/>chgrp groupNumber file.sh<text:line-break/>newgrp groupName = temporarily change primary group<text:line-break/>-R or –recursive : change recursively group (same as chown)<text:line-break/></text:p>
      <text:p text:style-name="P2">Objectives<text:line-break/><text:span text:style-name="T5">Manage access permissions on regular and special files as well as directories.</text:span></text:p>
      <text:list xml:id="list2164017629" text:style-name="L1">
        <text:list-header>
          <text:p text:style-name="P16">Use access modes such as suid, sgid and the sticky bit to maintain security.</text:p>
          <text:p text:style-name="P16">Know how to change the file creation mask.</text:p>
        </text:list-header>
      </text:list>
      <text:p text:style-name="P4">Use the group field to grant file access to group members.</text:p>
      <text:p text:style-name="P6"/>
      <text:p text:style-name="P5">Todo<text:line-break/><text:soft-page-break/><text:line-break/>Sources</text:p>
      <text:p text:style-name="P12"><text:span text:style-name="T9">Other nice tuto : </text:span><text:a xlink:type="simple" xlink:href="http://www.penguintutor.com/linux/file-permissions-reference"><text:span text:style-name="T9">http://www.penguintutor.com/linux/file-permissions-reference</text:span></text:a><text:span text:style-name="T9"><text:line-break/>Extended Files Attributes : </text:span><text:a xlink:type="simple" xlink:href="https://wiki.archlinux.org/index.php/File_permissions_and_attributes"><text:span text:style-name="T9">https://wiki.archlinux.org/index.php/File_permissions_and_attributes</text:span></text:a></text:p>
      <text:p text:style-name="P12">Sticky bit : <text:a xlink:type="simple" xlink:href="http://www.linuxnix.com/2012/01/sticky-bit-set-linux.html">http://www.linuxnix.com/2012/01/sticky-bit-set-linux.html</text:a><text:line-break/></text:p>
      <text:p text:style-name="P13">Questions</text:p>
      <text:p text:style-name="P12"/>
      <text:p text:style-name="P12">1. What command would you type (as root) to change the ownership of somefile.txt from </text:p>
      <text:p text:style-name="P12">ralph to tony? </text:p>
      <text:p text:style-name="P12">A. chown ralph:tony somefile.txt </text:p>
      <text:p text:style-name="P12">B. chmod somefile.txt tony </text:p>
      <text:p text:style-name="P12">C. chown somefile.txt tony </text:p>
      <text:p text:style-name="P12">D. chmod tony:ralph somefile.txt </text:p>
      <text:p text:style-name="P12">E. <text:span text:style-name="T11">chown tony somefile.txt</text:span><text:line-break/><text:line-break/>2. <text:span text:style-name="T10">Typing ls -ld wonderjaye reveals a symbolic file mode of drwxr-xr-x. Which of the fol- </text:span></text:p>
      <text:p text:style-name="P8">lowing are true? (Select two.) </text:p>
      <text:p text:style-name="P8">A. wonderjaye is a symbolic link. </text:p>
      <text:p text:style-name="P8">B. wonderjaye is an executable program. </text:p>
      <text:p text:style-name="P8">C. <text:span text:style-name="T11">wonderjaye is a directory. </text:span></text:p>
      <text:p text:style-name="P8">D. wonderjaye has its SUID bit set. </text:p>
      <text:p text:style-name="P14">E. <text:span text:style-name="T11">wonderjaye may be read by all users of the system. </text:span></text:p>
      <text:p text:style-name="P14"/>
      <text:p text:style-name="P14">3. When should programs be configured SUID root? </text:p>
      <text:p text:style-name="P14">A. At all times; this permission is required for executable programs </text:p>
      <text:p text:style-name="P14">B. Whenever a program should be able to access a device file </text:p>
      <text:p text:style-name="P14">C. <text:span text:style-name="T11">Only when they require root privileges to do their job</text:span> </text:p>
      <text:p text:style-name="P14">D. Never; this permission is a severe security risk </text:p>
      <text:p text:style-name="P14">E. <text:span text:style-name="T3">Whenever the program file is owned by the root user </text:span></text:p>
      <text:p text:style-name="P12"/>
      <text:p text:style-name="P12">4. Which of the following commands would you type to enable world read access to the file </text:p>
      <text:p text:style-name="P12">myfile.txt? (Assume that you’re the owner of myfile.txt.) </text:p>
      <text:p text:style-name="P12">A. chmod 741 myfile.txt </text:p>
      <text:p text:style-name="P12">B. chmod 0640 myfile.txt </text:p>
      <text:p text:style-name="P12">C. chmod u+r myfile.txt </text:p>
      <text:p text:style-name="P12">D. chmod a-r myfile.txt </text:p>
      <text:p text:style-name="P12">E. <text:span text:style-name="T11">chmod o+r myfile.txt </text:span></text:p>
      <text:p text:style-name="P12"/>
      <text:p text:style-name="P12">5. Which of the following umask values will result in files with rw-r----- permissions? </text:p>
      <text:p text:style-name="P12">A. 640 </text:p>
      <text:p text:style-name="P12">B. 210 </text:p>
      <text:p text:style-name="P12">C. <text:span text:style-name="T3">022</text:span></text:p>
      <text:p text:style-name="P12">D. <text:span text:style-name="T11">027 </text:span></text:p>
      <text:p text:style-name="P12">E. 1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10:25</meta:creation-date>
    <dc:date>2014-09-09T14:06:14</dc:date>
    <dc:creator>David </dc:creator>
    <meta:editing-duration>PT16H37M40S</meta:editing-duration>
    <meta:editing-cycles>112</meta:editing-cycles>
    <meta:generator>LibreOffice/3.5$Linux_X86_64 LibreOffice_project/350m1$Build-2</meta:generator>
    <meta:document-statistic meta:table-count="2" meta:image-count="0" meta:object-count="0" meta:page-count="4" meta:paragraph-count="94" meta:word-count="1047" meta:character-count="5873" meta:non-whitespace-character-count="4870"/>
  </office:meta>
</office:document-meta>
</file>